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2dc4e" officeooo:paragraph-rsid="0012dc4e" style:font-weight-asian="bold" style:font-weight-complex="bold"/>
    </style:style>
    <style:style style:name="P2" style:family="paragraph" style:parent-style-name="Standard">
      <style:text-properties style:text-underline-style="none" fo:font-weight="normal" officeooo:rsid="0012dc4e" officeooo:paragraph-rsid="0012dc4e" style:font-weight-asian="normal" style:font-weight-complex="normal"/>
    </style:style>
    <style:style style:name="P3" style:family="paragraph" style:parent-style-name="Standard" style:list-style-name="L1">
      <style:text-properties style:text-underline-style="none" fo:font-weight="normal" officeooo:rsid="0012dc4e" officeooo:paragraph-rsid="0012dc4e" style:font-weight-asian="normal" style:font-weight-complex="normal"/>
    </style:style>
    <style:style style:name="P4" style:family="paragraph" style:parent-style-name="Standard" style:list-style-name="L2">
      <style:text-properties fo:font-size="15pt" fo:font-style="italic" style:text-underline-style="solid" style:text-underline-width="auto" style:text-underline-color="font-color" fo:font-weight="bold" officeooo:rsid="0012dc4e" officeooo:paragraph-rsid="0012dc4e" style:font-size-asian="15pt" style:font-style-asian="italic" style:font-weight-asian="bold" style:font-size-complex="15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2">
        <text:list-item>
          <text:p text:style-name="P4">Organizing Your Javascript Code</text:p>
        </text:list-item>
      </text:list>
      <text:p text:style-name="P2"><text:tab/>Since Javascript is such a flexible language, code organization comes upon the discretion of the programmer. Thusly, it is up to them to choose which design patter is best. This section covers the following patterns:</text:p>
      <text:list text:style-name="L1">
        <text:list-item>
          <text:p text:style-name="P3">Javascript Objects and Object Constructors</text:p>
        </text:list-item>
        <text:list-item>
          <text:p text:style-name="P3">Factory Functions and Module Pattern</text:p>
        </text:list-item>
        <text:list-item>
          <text:p text:style-name="P3">Classes</text:p>
        </text:list-item>
        <text:list-item>
          <text:p text:style-name="P3">ES6 Modules</text:p>
        </text:list-item>
      </text:list>
      <text:p text:style-name="P1">Objects and Object Constructors</text:p>
      <text:p text:style-name="P2"><text:tab/>There are many ways to define objects, but most commonly used is <text:span text:style-name="T1">object literal syntax</text:span>, which looks a lot like JSON. To access object properties you can use <text:span text:style-name="T1">dot notation </text:span>or <text:span text:style-name="T1">bracket notation</text:span>. </text:p>
      <text:p text:style-name="P2"><text:tab/>Objects are a simple way to organize your code. As the number of things your system needs to keep track of increases, objects are an easy way to simplify the many references you will have to make. When the system gets too big however, for example the inventory of a store, you can’t manually create each object. You need a specific type of object that you can duplicate, known as a <text:span text:style-name="T1">Constructor.</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20:24:32.185000000</meta:creation-date>
    <dc:date>2023-06-05T20:41:59.502000000</dc:date>
    <meta:editing-duration>PT17M29S</meta:editing-duration>
    <meta:editing-cycles>1</meta:editing-cycles>
    <meta:document-statistic meta:table-count="0" meta:image-count="0" meta:object-count="0" meta:page-count="1" meta:paragraph-count="9" meta:word-count="166" meta:character-count="967" meta:non-whitespace-character-count="811"/>
    <meta:generator>LibreOffice/7.5.3.2$Windows_X86_64 LibreOffice_project/9f56dff12ba03b9acd7730a5a481eea045e468f3</meta:generator>
  </office:meta>
</office:document-meta>
</file>